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9.559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4f81bd" style:diagonal-bl-tr="none" style:diagonal-tl-br="none" fo:border-left="0.74pt solid #95b3d7" fo:border-right="none" style:rotation-align="none" fo:border-top="0.74pt solid #95b3d7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f81bd" style:diagonal-bl-tr="none" style:diagonal-tl-br="none" fo:border-left="none" fo:border-right="none" style:rotation-align="none" fo:border-top="0.74pt solid #95b3d7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6">
      <style:table-cell-properties fo:border-bottom="none" fo:background-color="#dce6f2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fo:border-bottom="none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fo:border-bottom="0.74pt solid #95b3d7" fo:background-color="#dce6f2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4f81bd" style:diagonal-bl-tr="none" style:diagonal-tl-br="none" fo:border-left="none" fo:border-right="0.74pt solid #95b3d7" style:rotation-align="none" fo:border-top="0.74pt solid #95b3d7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fo:border-bottom="none" fo:background-color="#dce6f2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none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border-bottom="0.74pt solid #95b3d7" fo:background-color="#dce6f2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fo:background-color="#dce6f2" style:diagonal-bl-tr="none" style:diagonal-tl-br="none" style:text-align-source="fix" style:repeat-content="false" fo:border-left="none" fo:border-right="none" style:rotation-align="none" fo:border-top="0.74pt solid #95b3d7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none" fo:border-right="none" style:rotation-align="none" fo:border-top="0.74pt solid #95b3d7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7">
      <style:table-cell-properties fo:border-bottom="none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fo:border-bottom="none" fo:background-color="#dce6f2" style:diagonal-bl-tr="none" style:diagonal-tl-br="none" style:text-align-source="fix" style:repeat-content="false" fo:border-left="none" fo:border-right="0.74pt solid #95b3d7" style:rotation-align="none" fo:border-top="0.74pt solid #95b3d7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none" fo:border-right="0.74pt solid #95b3d7" style:rotation-align="none" fo:border-top="0.74pt solid #95b3d7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ctividades</text:p>
          </table:table-cell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Duración (días)</text:p>
          </table:table-cell>
          <table:table-cell table:style-name="ce12" office:value-type="string" calcext:value-type="string">
            <text:p>F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formula="of:=[.B2]+[.C2]" office:value-type="date" office:date-value="2011-01-06" calcext:value-type="date">
            <text:p>06/01/20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date" office:date-value="2011-01-06" calcext:value-type="date">
            <text:p>06/01/201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B3]+[.C3]" office:value-type="date" office:date-value="2011-01-10" calcext:value-type="date">
            <text:p>10/01/20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date" office:date-value="2011-01-03" calcext:value-type="date">
            <text:p>03/01/2011</text:p>
          </table:table-cell>
          <table:table-cell table:style-name="ce9" office:value-type="float" office:value="10" calcext:value-type="float">
            <text:p>10</text:p>
          </table:table-cell>
          <table:table-cell table:style-name="ce13" table:formula="of:=[.B4]+[.C4]" office:value-type="date" office:date-value="2011-01-13" calcext:value-type="date">
            <text:p>13/01/20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date" office:date-value="2011-01-05" calcext:value-type="date">
            <text:p>05/01/2011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[.B5]+[.C5]" office:value-type="date" office:date-value="2011-01-11" calcext:value-type="date">
            <text:p>11/01/2011</text:p>
          </table:table-cell>
          <table:table-cell office:value-type="string" calcext:value-type="string">
            <text:p>|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8" office:value-type="date" office:date-value="2011-01-09" calcext:value-type="date">
            <text:p>09/01/2011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6]+[.C6]" office:value-type="date" office:date-value="2011-01-14" calcext:value-type="date">
            <text:p>14/01/2011</text:p>
          </table:table-cell>
          <table:table-cell table:number-columns-repeated="1020"/>
        </table:table-row>
        <table:table-row table:style-name="ro1">
          <table:table-cell table:number-columns-repeated="5"/>
          <table:table-cell>
            <draw:frame table:end-cell-address="Hoja1.L22" table:end-x="1.248cm" table:end-y="0.433cm" draw:z-index="1" draw:name="Gráfico 2" draw:style-name="gr1" draw:text-style-name="P1" svg:width="15.101cm" svg:height="7.302cm" svg:x="1.757cm" svg:y="0.434cm">
              <draw:object draw:notify-on-update-of-ranges="Hoja1.A2:Hoja1.B6 Hoja1.C1:Hoja1.C1 Hoja1.C2:Hoja1.C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>
            <draw:frame table:end-cell-address="Hoja1.F22" table:end-x="1.243cm" table:end-y="0.277cm" draw:z-index="0" draw:name="1 Gráfico" draw:style-name="gr1" draw:text-style-name="P1" svg:width="16.005cm" svg:height="7.027cm" svg:x="0.397cm" svg:y="0.066cm">
              <draw:object draw:notify-on-update-of-ranges="Hoja1.A2:Hoja1.A6 Hoja1.B1:Hoja1.B1 Hoja1.B2:Hoja1.B6 Hoja1.C1:Hoja1.C1 Hoja1.C2:Hoja1.C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ctividades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Usuarios</text:p>
          </table:table-cell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Duración (días)</text:p>
          </table:table-cell>
          <table:table-cell table:style-name="ce12" office:value-type="string" calcext:value-type="string">
            <text:p>F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1</text:p>
          </table:table-cell>
          <table:table-cell table:style-name="ce2" office:value-type="string" calcext:value-type="string">
            <text:p>Presentación del proyecto</text:p>
          </table:table-cell>
          <table:table-cell table:style-name="ce2" office:value-type="string" calcext:value-type="string">
            <text:p>Usuarios</text:p>
          </table:table-cell>
          <table:table-cell table:style-name="ce17" office:value-type="date" office:date-value="2023-04-01" calcext:value-type="date">
            <text:p>01/04/23</text:p>
          </table:table-cell>
          <table:table-cell table:style-name="ce9" office:value-type="float" office:value="5" calcext:value-type="float">
            <text:p>5</text:p>
          </table:table-cell>
          <table:table-cell table:style-name="ce22" table:formula="of:=[.D2]+[.E2]" office:value-type="date" office:date-value="2023-04-06" calcext:value-type="date">
            <text:p>06/04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2</text:p>
          </table:table-cell>
          <table:table-cell table:style-name="ce3" office:value-type="string" calcext:value-type="string">
            <text:p>Definición del Funcional</text:p>
          </table:table-cell>
          <table:table-cell table:style-name="ce3" office:value-type="string" calcext:value-type="string">
            <text:p>Analistas</text:p>
          </table:table-cell>
          <table:table-cell table:style-name="ce18" office:value-type="date" office:date-value="2023-04-04" calcext:value-type="date">
            <text:p>04/04/23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3]+[.E3]" office:value-type="date" office:date-value="2023-04-14" calcext:value-type="date">
            <text:p>14/04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3</text:p>
          </table:table-cell>
          <table:table-cell table:style-name="ce2" office:value-type="string" calcext:value-type="string">
            <text:p>Entrevista1</text:p>
          </table:table-cell>
          <table:table-cell table:style-name="ce2" office:value-type="string" calcext:value-type="string">
            <text:p>Analistas</text:p>
          </table:table-cell>
          <table:table-cell table:style-name="ce19" office:value-type="date" office:date-value="2023-05-01" calcext:value-type="date">
            <text:p>01/05/23</text:p>
          </table:table-cell>
          <table:table-cell table:style-name="ce2" office:value-type="float" office:value="3" calcext:value-type="float">
            <text:p>3</text:p>
          </table:table-cell>
          <table:table-cell table:style-name="ce19" table:formula="of:=[.D4]+[.E4]" office:value-type="date" office:date-value="2023-05-04" calcext:value-type="date">
            <text:p>04/05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4</text:p>
          </table:table-cell>
          <table:table-cell table:style-name="ce3" office:value-type="string" calcext:value-type="string">
            <text:p>Encuesta 1</text:p>
          </table:table-cell>
          <table:table-cell table:style-name="ce3" office:value-type="string" calcext:value-type="string">
            <text:p>Analistas</text:p>
          </table:table-cell>
          <table:table-cell table:style-name="ce18" office:value-type="date" office:date-value="2023-05-05" calcext:value-type="date">
            <text:p>05/05/23</text:p>
          </table:table-cell>
          <table:table-cell table:style-name="ce10" office:value-type="float" office:value="3" calcext:value-type="float">
            <text:p>3</text:p>
          </table:table-cell>
          <table:table-cell table:style-name="ce23" table:formula="of:=[.D5]+[.E5]" office:value-type="date" office:date-value="2023-05-08" calcext:value-type="date">
            <text:p>08/05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5</text:p>
          </table:table-cell>
          <table:table-cell table:style-name="ce2" office:value-type="string" calcext:value-type="string">
            <text:p>Encuesta 2</text:p>
          </table:table-cell>
          <table:table-cell table:style-name="ce3" office:value-type="string" calcext:value-type="string">
            <text:p>Analistas</text:p>
          </table:table-cell>
          <table:table-cell table:style-name="ce17" office:value-type="date" office:date-value="2023-05-08" calcext:value-type="date">
            <text:p>08/05/23</text:p>
          </table:table-cell>
          <table:table-cell table:style-name="ce9" office:value-type="float" office:value="3" calcext:value-type="float">
            <text:p>3</text:p>
          </table:table-cell>
          <table:table-cell table:style-name="ce22" table:formula="of:=[.D6]+[.E6]" office:value-type="date" office:date-value="2023-05-11" calcext:value-type="date">
            <text:p>11/05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6</text:p>
          </table:table-cell>
          <table:table-cell table:style-name="ce16" office:value-type="string" calcext:value-type="string">
            <text:p>Presentación del Funcional </text:p>
          </table:table-cell>
          <table:table-cell table:style-name="ce16" office:value-type="string" calcext:value-type="string">
            <text:p>Analistas</text:p>
          </table:table-cell>
          <table:table-cell table:style-name="ce20" office:value-type="date" office:date-value="2023-06-12" calcext:value-type="date">
            <text:p>12/06/23</text:p>
          </table:table-cell>
          <table:table-cell table:style-name="ce10" office:value-type="float" office:value="15" calcext:value-type="float">
            <text:p>15</text:p>
          </table:table-cell>
          <table:table-cell table:style-name="ce23" table:formula="of:=[.D7]+[.E7]" office:value-type="date" office:date-value="2023-06-27" calcext:value-type="date">
            <text:p>27/06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7</text:p>
          </table:table-cell>
          <table:table-cell table:style-name="ce2" office:value-type="string" calcext:value-type="string">
            <text:p>Aceptación del Funcional</text:p>
          </table:table-cell>
          <table:table-cell table:style-name="ce2" office:value-type="string" calcext:value-type="string">
            <text:p>Usuarios</text:p>
          </table:table-cell>
          <table:table-cell table:style-name="ce19" office:value-type="date" office:date-value="2023-06-28" calcext:value-type="date">
            <text:p>28/06/23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[.D8]+[.E8]" office:value-type="date" office:date-value="2023-07-13" calcext:value-type="date">
            <text:p>13/07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8</text:p>
          </table:table-cell>
          <table:table-cell table:style-name="ce16" office:value-type="string" calcext:value-type="string">
            <text:p>Designación del Desarrollo</text:p>
          </table:table-cell>
          <table:table-cell table:style-name="ce16" office:value-type="string" calcext:value-type="string">
            <text:p>Jefa de Desarrollo</text:p>
          </table:table-cell>
          <table:table-cell table:style-name="ce20" office:value-type="date" office:date-value="2023-06-30" calcext:value-type="date">
            <text:p>30/06/23</text:p>
          </table:table-cell>
          <table:table-cell table:style-name="ce10" office:value-type="float" office:value="2" calcext:value-type="float">
            <text:p>2</text:p>
          </table:table-cell>
          <table:table-cell table:style-name="ce23" table:formula="of:=[.D9]+[.E9]" office:value-type="date" office:date-value="2023-07-02" calcext:value-type="date">
            <text:p>02/07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9</text:p>
          </table:table-cell>
          <table:table-cell table:style-name="ce16" office:value-type="string" calcext:value-type="string">
            <text:p>Receso</text:p>
          </table:table-cell>
          <table:table-cell table:style-name="ce16" office:value-type="string" calcext:value-type="string">
            <text:p>Desarrolladores</text:p>
          </table:table-cell>
          <table:table-cell table:style-name="ce20" office:value-type="date" office:date-value="2023-07-01" calcext:value-type="date">
            <text:p>01/07/23</text:p>
          </table:table-cell>
          <table:table-cell table:style-name="ce10" office:value-type="float" office:value="26" calcext:value-type="float">
            <text:p>26</text:p>
          </table:table-cell>
          <table:table-cell table:style-name="ce23" table:formula="of:=[.D10]+[.E10]" office:value-type="date" office:date-value="2023-07-27" calcext:value-type="date">
            <text:p>27/07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10</text:p>
          </table:table-cell>
          <table:table-cell table:style-name="ce2" office:value-type="string" calcext:value-type="string">
            <text:p>Desarrollo de módulos </text:p>
          </table:table-cell>
          <table:table-cell table:style-name="ce2" office:value-type="string" calcext:value-type="string">
            <text:p>Desarrolladores</text:p>
          </table:table-cell>
          <table:table-cell table:style-name="ce19" office:value-type="date" office:date-value="2023-08-12" calcext:value-type="date">
            <text:p>12/08/23</text:p>
          </table:table-cell>
          <table:table-cell table:style-name="ce2" office:value-type="float" office:value="30" calcext:value-type="float">
            <text:p>30</text:p>
          </table:table-cell>
          <table:table-cell table:style-name="ce19" table:formula="of:=[.D11]+[.E11]" office:value-type="date" office:date-value="2023-09-11" calcext:value-type="date">
            <text:p>11/09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11</text:p>
          </table:table-cell>
          <table:table-cell table:style-name="ce16" office:value-type="string" calcext:value-type="string">
            <text:p>Integración de componentes</text:p>
          </table:table-cell>
          <table:table-cell table:style-name="ce16" office:value-type="string" calcext:value-type="string">
            <text:p>Equipo desarrollo</text:p>
          </table:table-cell>
          <table:table-cell table:style-name="ce20" office:value-type="date" office:date-value="2023-09-01" calcext:value-type="date">
            <text:p>01/09/23</text:p>
          </table:table-cell>
          <table:table-cell table:style-name="ce10" office:value-type="float" office:value="30" calcext:value-type="float">
            <text:p>30</text:p>
          </table:table-cell>
          <table:table-cell table:style-name="ce23" table:formula="of:=[.D12]+[.E12]" office:value-type="date" office:date-value="2023-10-01" calcext:value-type="date">
            <text:p>01/10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12</text:p>
          </table:table-cell>
          <table:table-cell table:style-name="ce2" office:value-type="string" calcext:value-type="string">
            <text:p>Prueba de la versión beta </text:p>
          </table:table-cell>
          <table:table-cell table:style-name="ce2" office:value-type="string" calcext:value-type="string">
            <text:p>Usuarios</text:p>
          </table:table-cell>
          <table:table-cell table:style-name="ce19" office:value-type="date" office:date-value="2023-10-02" calcext:value-type="date">
            <text:p>02/10/23</text:p>
          </table:table-cell>
          <table:table-cell table:style-name="ce2" office:value-type="float" office:value="5" calcext:value-type="float">
            <text:p>5</text:p>
          </table:table-cell>
          <table:table-cell table:style-name="ce19" table:formula="of:=[.D13]+[.E13]" office:value-type="date" office:date-value="2023-10-07" calcext:value-type="date">
            <text:p>07/10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13</text:p>
          </table:table-cell>
          <table:table-cell table:style-name="ce16" office:value-type="string" calcext:value-type="string">
            <text:p>Pruebas de entorno <text:s text:c="12"/></text:p>
          </table:table-cell>
          <table:table-cell table:style-name="ce16" office:value-type="string" calcext:value-type="string">
            <text:p>Equipo de Testing</text:p>
          </table:table-cell>
          <table:table-cell table:style-name="ce20" office:value-type="date" office:date-value="2023-10-07" calcext:value-type="date">
            <text:p>07/10/23</text:p>
          </table:table-cell>
          <table:table-cell table:style-name="ce10" office:value-type="float" office:value="4" calcext:value-type="float">
            <text:p>4</text:p>
          </table:table-cell>
          <table:table-cell table:style-name="ce23" table:formula="of:=[.D14]+[.E14]" office:value-type="date" office:date-value="2023-10-11" calcext:value-type="date">
            <text:p>11/10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14</text:p>
          </table:table-cell>
          <table:table-cell table:style-name="ce2" office:value-type="string" calcext:value-type="string">
            <text:p>Pruebas por parte del usuario</text:p>
          </table:table-cell>
          <table:table-cell table:style-name="ce2" office:value-type="string" calcext:value-type="string">
            <text:p>Usuarios</text:p>
          </table:table-cell>
          <table:table-cell table:style-name="ce19" office:value-type="date" office:date-value="2023-10-12" calcext:value-type="date">
            <text:p>12/10/23</text:p>
          </table:table-cell>
          <table:table-cell table:style-name="ce2" office:value-type="float" office:value="4" calcext:value-type="float">
            <text:p>4</text:p>
          </table:table-cell>
          <table:table-cell table:style-name="ce19" table:formula="of:=[.D15]+[.E15]" office:value-type="date" office:date-value="2023-10-16" calcext:value-type="date">
            <text:p>16/10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15</text:p>
          </table:table-cell>
          <table:table-cell table:style-name="ce16" office:value-type="string" calcext:value-type="string">
            <text:p>Modificación del Funcional</text:p>
          </table:table-cell>
          <table:table-cell table:style-name="ce16" office:value-type="string" calcext:value-type="string">
            <text:p>Jefa de Desarrollo</text:p>
          </table:table-cell>
          <table:table-cell table:style-name="ce20" office:value-type="date" office:date-value="2023-10-17" calcext:value-type="date">
            <text:p>17/10/23</text:p>
          </table:table-cell>
          <table:table-cell table:style-name="ce10" office:value-type="float" office:value="5" calcext:value-type="float">
            <text:p>5</text:p>
          </table:table-cell>
          <table:table-cell table:style-name="ce23" table:formula="of:=[.D16]+[.E16]" office:value-type="date" office:date-value="2023-10-22" calcext:value-type="date">
            <text:p>22/10/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rea16</text:p>
          </table:table-cell>
          <table:table-cell table:style-name="ce2" office:value-type="string" calcext:value-type="string">
            <text:p>Presentación de los Script,exe, ect</text:p>
          </table:table-cell>
          <table:table-cell table:style-name="ce2" office:value-type="string" calcext:value-type="string">
            <text:p>Equipo desarrollo</text:p>
          </table:table-cell>
          <table:table-cell table:style-name="ce19" office:value-type="date" office:date-value="2023-10-23" calcext:value-type="date">
            <text:p>23/10/23</text:p>
          </table:table-cell>
          <table:table-cell table:style-name="ce2" office:value-type="float" office:value="10" calcext:value-type="float">
            <text:p>10</text:p>
          </table:table-cell>
          <table:table-cell table:style-name="ce19" table:formula="of:=[.D17]+[.E17]" office:value-type="date" office:date-value="2023-11-02" calcext:value-type="date">
            <text:p>02/11/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ea17</text:p>
          </table:table-cell>
          <table:table-cell table:style-name="ce3" office:value-type="string" calcext:value-type="string">
            <text:p>Planificación de la implementación</text:p>
          </table:table-cell>
          <table:table-cell table:style-name="ce3" office:value-type="string" calcext:value-type="string">
            <text:p>Equipo desarrollo</text:p>
          </table:table-cell>
          <table:table-cell table:style-name="ce21" office:value-type="date" office:date-value="2023-11-03" calcext:value-type="date">
            <text:p>03/11/23</text:p>
          </table:table-cell>
          <table:table-cell table:style-name="ce3" office:value-type="float" office:value="5" calcext:value-type="float">
            <text:p>5</text:p>
          </table:table-cell>
          <table:table-cell table:style-name="ce21" table:formula="of:=[.D18]+[.E18]" office:value-type="date" office:date-value="2023-11-08" calcext:value-type="date">
            <text:p>08/11/2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tp.E40" table:end-x="0.347cm" table:end-y="0.406cm" draw:z-index="0" draw:name="1 Gráfico 1" draw:style-name="gr1" draw:text-style-name="P1" svg:width="16.007cm" svg:height="7.249cm" svg:x="0.292cm" svg:y="0.46cm">
              <draw:object draw:notify-on-update-of-ranges="tp.A2:tp.A18 Hoja1.A1:Hoja1.A1 tp.D2:tp.D18 tp.E1:tp.E1 tp.E2:tp.E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1">
      <number:currency-symbol/>
      <number:text> -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3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8">
      <number:currency-symbol/>
      <number:text> -</number:text>
      <number:number number:decimal-places="2" number:min-decimal-places="2" number:min-integer-digits="1" number:grouping="true"/>
      <style:map style:condition="value()&gt;=0" style:apply-style-name="N138P0"/>
    </number:currency-style>
    <number:currency-style style:name="N13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7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currency-symbol/>
      <number:text> </number:text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6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16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day number:style="long"/>
      <number:text>/</number:text>
      <number:month number:style="long"/>
    </number:date-style>
    <number:date-style style:name="N10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ises</meta:initial-creator>
    <meta:creation-date>2015-07-30T04:07:39</meta:creation-date>
    <dc:date>2023-05-30T18:06:57.879009712</dc:date>
    <meta:generator>LibreOffice/7.3.7.2$Linux_X86_64 LibreOffice_project/30$Build-2</meta:generator>
    <meta:editing-duration>PT10M57S</meta:editing-duration>
    <meta:editing-cycles>2</meta:editing-cycles>
    <meta:document-statistic meta:table-count="2" meta:cell-count="133" meta:object-count="3"/>
    <meta:user-defined meta:name="AppVersion">16.0300</meta:user-defined>
    <meta:user-defined meta:name="Company">Hewlett-Packar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/>
      <number:text>/</number:text>
      <number:day/>
      <number:text>/</number:text>
      <number:year number:style="long"/>
    </number:date-style>
    <number:date-style style:name="N108">
      <number:day number:style="long"/>
      <number:text>/</number:text>
      <number:month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8">
      <style:chart-properties chart:display-label="true" chart:logarithmic="false" chart:minimum="40544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06cm" svg:height="7.25cm" xlink:href=".." xlink:type="simple" chart:class="chart:bar" chart:style-name="ch1">
        <chart:plot-area chart:style-name="ch2" table:cell-range-address="Hoja1.A1:Hoja1.C6" chart:data-source-has-labels="both" svg:x="0.32cm" svg:y="0.145cm" svg:width="15.366cm" svg:height="6.96cm">
          <chart:coordinate-region svg:x="0.836cm" svg:y="0.793cm" svg:width="14.372cm" svg:height="6.312cm"/>
          <chart:axis chart:dimension="x" chart:name="primary-x" chart:style-name="ch3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label-cell-address="Hoja1.B1:Hoja1.B1" chart:class="chart:bar">
            <chart:data-point chart:repeated="5"/>
          </chart:series>
          <chart:series chart:style-name="ch7" chart:values-cell-range-address="Hoja1.C2:Hoja1.C6" chart:label-cell-address="Hoja1.C1:Hoja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Hoja1.B1:Hoja1.B1</svg:desc>
                </draw:g>
              </table:table-cell>
              <table:table-cell office:value-type="string">
                <text:p>Duración (día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Hoja1.A2:Hoja1.A6</svg:desc>
                </draw:g>
              </table:table-cell>
              <table:table-cell office:value-type="float" office:value="40544">
                <text:p>40544</text:p>
                <draw:g>
                  <svg:desc>Hoja1.B2:Hoja1.B6</svg:desc>
                </draw:g>
              </table:table-cell>
              <table:table-cell office:value-type="float" office:value="5">
                <text:p>5</text:p>
                <draw:g>
                  <svg:desc>Hoja1.C2:Hoja1.C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0549">
                <text:p>40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546">
                <text:p>405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0548">
                <text:p>40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0552">
                <text:p>4055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82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102cm" svg:height="7.541cm" xlink:href=".." xlink:type="simple" chart:class="chart:bar" chart:style-name="ch1">
        <chart:title svg:x="5.544cm" svg:y="0.285cm" chart:style-name="ch2">
          <text:p>Duración (días)</text:p>
        </chart:title>
        <chart:plot-area chart:style-name="ch3" table:cell-range-address="Hoja1.A2:Hoja1.C6 Hoja1.C1:Hoja1.C1" chart:data-source-has-labels="both" svg:x="0.302cm" svg:y="1.314cm" svg:width="14.498cm" svg:height="6.077cm">
          <chart:coordinate-region svg:x="1.933cm" svg:y="1.314cm" svg:width="12.654cm" svg:height="5.607cm"/>
          <chart:axis chart:dimension="x" chart:name="primary-x" chart:style-name="ch4" chartooo:axis-type="auto">
            <chartooo:date-scale/>
            <chart:categories table:cell-range-address="Hoja1.A2:Hoja1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6" chart:label-cell-address="Hoja1.C1:Hoja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ción (día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40544</text:p>
                <text:list>
                  <text:list-item>
                    <text:p>A</text:p>
                  </text:list-item>
                  <text:list-item>
                    <text:p>40544</text:p>
                  </text:list-item>
                </text:list>
                <draw:g>
                  <svg:desc>Hoja1.A2:Hoja1.B6</svg:desc>
                </draw:g>
              </table:table-cell>
              <table:table-cell office:value-type="float" office:value="5">
                <text:p>5</text:p>
                <draw:g>
                  <svg:desc>Hoja1.C2:Hoja1.C6</svg:desc>
                </draw:g>
              </table:table-cell>
            </table:table-row>
            <table:table-row>
              <table:table-cell office:value-type="string">
                <text:p>B 40549</text:p>
                <text:list>
                  <text:list-item>
                    <text:p>B</text:p>
                  </text:list-item>
                  <text:list-item>
                    <text:p>40549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 40546</text:p>
                <text:list>
                  <text:list-item>
                    <text:p>C</text:p>
                  </text:list-item>
                  <text:list-item>
                    <text:p>40546</text:p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 40548</text:p>
                <text:list>
                  <text:list-item>
                    <text:p>D</text:p>
                  </text:list-item>
                  <text:list-item>
                    <text:p>40548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 40552</text:p>
                <text:list>
                  <text:list-item>
                    <text:p>E</text:p>
                  </text:list-item>
                  <text:list-item>
                    <text:p>40552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/>
      <number:text>/</number:text>
      <number:day/>
      <number:text>/</number:text>
      <number:year number:style="long"/>
    </number:date-style>
    <number:date-style style:name="N108">
      <number:day number:style="long"/>
      <number:text>/</number:text>
      <number:month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0" chart:reverse-direction="tru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8">
      <style:chart-properties chart:display-label="true" chart:logarithmic="false" chart:minimum="45017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08cm" svg:height="7.25cm" xlink:href=".." xlink:type="simple" chart:class="chart:bar" chart:style-name="ch1">
        <chart:plot-area chart:style-name="ch2" table:cell-range-address="tp.A2:tp.A18 Hoja1.A1:Hoja1.A1 tp.D2:tp.E18 tp.E1:tp.E1" chart:data-source-has-labels="both" svg:x="0.32cm" svg:y="0.145cm" svg:width="15.368cm" svg:height="6.96cm">
          <chart:coordinate-region svg:x="1.894cm" svg:y="0.794cm" svg:width="13.316cm" svg:height="6.297cm"/>
          <chart:axis chart:dimension="x" chart:name="primary-x" chart:style-name="ch3" chartooo:axis-type="auto">
            <chartooo:date-scale/>
            <chart:categories table:cell-range-address="tp.A2:tp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p.D2:tp.D18" chart:label-cell-address="Hoja1.A1:Hoja1.A1" chart:class="chart:bar">
            <chart:data-point chart:repeated="17"/>
          </chart:series>
          <chart:series chart:style-name="ch7" chart:values-cell-range-address="tp.E2:tp.E18" chart:label-cell-address="tp.E1:tp.E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idades</text:p>
                <draw:g>
                  <svg:desc>Hoja1.A1:Hoja1.A1</svg:desc>
                </draw:g>
              </table:table-cell>
              <table:table-cell office:value-type="string">
                <text:p>Duración (días)</text:p>
                <draw:g>
                  <svg:desc>tp.E1:t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ea1</text:p>
                <draw:g>
                  <svg:desc>tp.A2:tp.A18</svg:desc>
                </draw:g>
              </table:table-cell>
              <table:table-cell office:value-type="float" office:value="45017">
                <text:p>45017</text:p>
                <draw:g>
                  <svg:desc>tp.D2:tp.D18</svg:desc>
                </draw:g>
              </table:table-cell>
              <table:table-cell office:value-type="float" office:value="5">
                <text:p>5</text:p>
                <draw:g>
                  <svg:desc>tp.E2:tp.E18</svg:desc>
                </draw:g>
              </table:table-cell>
            </table:table-row>
            <table:table-row>
              <table:table-cell office:value-type="string">
                <text:p>tarea2</text:p>
              </table:table-cell>
              <table:table-cell office:value-type="float" office:value="45020">
                <text:p>45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area3</text:p>
              </table:table-cell>
              <table:table-cell office:value-type="float" office:value="45047">
                <text:p>45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rea4</text:p>
              </table:table-cell>
              <table:table-cell office:value-type="float" office:value="45051">
                <text:p>450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rea5</text:p>
              </table:table-cell>
              <table:table-cell office:value-type="float" office:value="45054">
                <text:p>45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rea6</text:p>
              </table:table-cell>
              <table:table-cell office:value-type="float" office:value="45089">
                <text:p>450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area7</text:p>
              </table:table-cell>
              <table:table-cell office:value-type="float" office:value="45105">
                <text:p>45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area8</text:p>
              </table:table-cell>
              <table:table-cell office:value-type="float" office:value="45107">
                <text:p>45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rea9</text:p>
              </table:table-cell>
              <table:table-cell office:value-type="float" office:value="45108">
                <text:p>45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area10</text:p>
              </table:table-cell>
              <table:table-cell office:value-type="float" office:value="45150">
                <text:p>45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area11</text:p>
              </table:table-cell>
              <table:table-cell office:value-type="float" office:value="45170">
                <text:p>45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area12</text:p>
              </table:table-cell>
              <table:table-cell office:value-type="float" office:value="45201">
                <text:p>45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rea13</text:p>
              </table:table-cell>
              <table:table-cell office:value-type="float" office:value="45206">
                <text:p>45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rea14</text:p>
              </table:table-cell>
              <table:table-cell office:value-type="float" office:value="45211">
                <text:p>45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rea15</text:p>
              </table:table-cell>
              <table:table-cell office:value-type="float" office:value="45216">
                <text:p>45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rea16</text:p>
              </table:table-cell>
              <table:table-cell office:value-type="float" office:value="45222">
                <text:p>45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area17</text:p>
              </table:table-cell>
              <table:table-cell office:value-type="float" office:value="45233">
                <text:p>452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